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Heading_20_1" style:list-style-name="WWNum1">
      <style:paragraph-properties fo:margin-left="0.4in" fo:margin-right="0in" fo:text-align="justify" style:justify-single-word="false" fo:text-indent="-0.3in" style:auto-text-indent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2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P11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18">Ejercicio 1</text:span></text:a><text:span text:style-name="T18"><text:tab/>3</text:span></text:p>
          <text:p text:style-name="P13"><text:span text:style-name="T14">3. </text:span><text:a xlink:type="simple" xlink:href="#_pl6aj0jxol2r" text:style-name="Index_20_Link" text:visited-style-name="Index_20_Link"><text:span text:style-name="T18">Ejercicio 2</text:span></text:a><text:span text:style-name="T18"><text:tab/>3</text:span></text:p>
          <text:p text:style-name="P14"><text:span text:style-name="T14">4. </text:span><text:a xlink:type="simple" xlink:href="#_g1qlmy5ta6mu" text:style-name="Index_20_Link" text:visited-style-name="Index_20_Link"><text:span text:style-name="T18">Bibliografía</text:span></text:a><text:span text:style-name="T18"><text:tab/>3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5">UD02. Actividades entregables</text:span></text:p>
      <text:list xml:id="list2970144808" text:style-name="WWNum1">
        <text:list-item>
          <text:p text:style-name="P25"><text:bookmark text:name="_dbh0n1vac4c8"/>Introducción</text:p>
        </text:list-item>
      </text:list>
      <text:p text:style-name="P10">En esta unidad vamos a proponer una pequeña entrega, donde deberéis probar que vuestra instalación Docker funciona lanzando el comando <text:span text:style-name="T19">“docker version</text:span>” y realizando una captura del “Hello World” en Docker.</text:p>
      <text:list xml:id="list42111149264618" text:continue-numbering="true" text:style-name="WWNum1">
        <text:list-item>
          <text:p text:style-name="P25"><text:bookmark text:name="_vyhbfp4t666x"/>Ejercicio 1</text:p>
        </text:list-item>
      </text:list>
      <text:p text:style-name="P10">Ejecuta en tu máquina con la instalación completa de Docker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docker version</text:span></text:p>
          </table:table-cell>
        </table:table-row>
      </table:table>
      <text:p text:style-name="P10"><text:span text:style-name="T10">Adjunta en un documento ODT/PDF una captura de pantalla </text:span>con el resultado de la ejecución del comando.</text:p>
      <text:list xml:id="list42110304925892" text:continue-numbering="true" text:style-name="WWNum1">
        <text:list-item>
          <text:p text:style-name="P25"><text:bookmark text:name="_pl6aj0jxol2r"/>Ejercicio 2</text:p>
        </text:list-item>
      </text:list>
      <text:p text:style-name="P10"><text:soft-page-break/>Ejecuta en tu máquina con la instalación completa de Docker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docker run hello-world</text:p>
          </table:table-cell>
        </table:table-row>
      </table:table>
      <text:p text:style-name="P10"><text:span text:style-name="T10">Adjunta en un documento ODT/PDF una captura de pantalla</text:span> con el resultado de la ejecución del comando. El comando mostrará un contenido similar a es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Hello from Docker!<text:line-break/>This message shows that your installation appears to be working correctly.<text:line-break/><text:line-break/>To generate this message, Docker took the following steps:<text:line-break/> 1. The Docker client contacted the Docker daemon.<text:line-break/> 2. The Docker daemon pulled the </text:span><text:span text:style-name="T21">"hello-world"</text:span><text:span text:style-name="T20"> image from the Docker Hub. (amd64)<text:line-break/> 3. The Docker daemon created a new container from that image </text:span><text:span text:style-name="T22">which</text:span><text:span text:style-name="T20"> runs the executable that produces the output you are currently reading.<text:line-break/> 4. The Docker daemon streamed that output to the Docker client, </text:span><text:span text:style-name="T22">which</text:span><text:span text:style-name="T20"> sent it to your terminal.<text:line-break/><text:line-break/>To try something more ambitious, you can run an Ubuntu container with:<text:line-break/> $ docker run -it ubuntu bash</text:span></text:p>
          </table:table-cell>
        </table:table-row>
      </table:table>
      <text:p text:style-name="P10"/>
      <text:p text:style-name="P9"><text:span text:style-name="T9"><text:s/>💬</text:span> <text:span text:style-name="T10">Interesante: </text:span>la imagen “hello-world” corresponde a esta imagen de Docker Hub <text:a xlink:type="simple" xlink:href="https://hub.docker.com/_/hello-world" text:style-name="ListLabel_20_1" text:visited-style-name="ListLabel_20_1"><text:span text:style-name="T23">https://hub.docker.com/_/hello-world</text:span></text:a>.</text:p>
      <text:list xml:id="list42111689964212" text:continue-numbering="true" text:style-name="WWNum1">
        <text:list-item>
          <text:p text:style-name="P26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2. Actividades entregables</text:span></text:p>
      </style:header>
      <style:footer>
        <text:p text:style-name="MP4"><text:span text:style-name="MT1">Curso Introducción a Docker<text:tab/><text:tab/>UD02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2" meta:paragraph-count="33" meta:word-count="348" meta:character-count="2225" meta:non-whitespace-character-count="1898"/>
    <meta:generator>LibreOfficeDev/6.0.5.2$Linux_X86_64 LibreOffice_project/</meta:generator>
  </office:meta>
</office:document-meta>
</file>